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0"/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10*7 data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lambda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sharpe ratio</text:p>
          </table:table-cell>
          <table:table-cell table:style-name="Default" office:value-type="string" calcext:value-type="string">
            <text:p>lambda*ob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0.323259" calcext:value-type="float">
            <text:p>-0.323259</text:p>
          </table:table-cell>
          <table:table-cell office:value-type="float" office:value="15.3494" calcext:value-type="float">
            <text:p>15.3494</text:p>
          </table:table-cell>
          <table:table-cell table:formula="of:=[.A3]*[.B3]" office:value-type="float" office:value="-0.323259" calcext:value-type="float">
            <text:p>-0.3232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0.161629" calcext:value-type="float">
            <text:p>-0.161629</text:p>
          </table:table-cell>
          <table:table-cell office:value-type="float" office:value="15.3494" calcext:value-type="float">
            <text:p>15.3494</text:p>
          </table:table-cell>
          <table:table-cell table:formula="of:=[.A4]*[.B4]" office:value-type="float" office:value="-0.323258" calcext:value-type="float">
            <text:p>-0.3232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107753" calcext:value-type="float">
            <text:p>-0.107753</text:p>
          </table:table-cell>
          <table:table-cell office:value-type="float" office:value="15.3494" calcext:value-type="float">
            <text:p>15.3494</text:p>
          </table:table-cell>
          <table:table-cell table:formula="of:=[.A5]*[.B5]" office:value-type="float" office:value="-0.323259" calcext:value-type="float">
            <text:p>-0.3232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0808147" calcext:value-type="float">
            <text:p>-0.0808147</text:p>
          </table:table-cell>
          <table:table-cell office:value-type="float" office:value="15.3494" calcext:value-type="float">
            <text:p>15.3494</text:p>
          </table:table-cell>
          <table:table-cell table:formula="of:=[.A6]*[.B6]" office:value-type="float" office:value="-0.3232588" calcext:value-type="float">
            <text:p>-0.323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0.0646517" calcext:value-type="float">
            <text:p>-0.0646517</text:p>
          </table:table-cell>
          <table:table-cell office:value-type="float" office:value="15.3494" calcext:value-type="float">
            <text:p>15.3494</text:p>
          </table:table-cell>
          <table:table-cell table:formula="of:=[.A7]*[.B7]" office:value-type="float" office:value="-0.3232585" calcext:value-type="float">
            <text:p>-0.32326</text:p>
          </table:table-cell>
        </table:table-row>
        <table:table-row table:style-name="ro1">
          <table:table-cell table:number-columns-repeated="3"/>
          <table:table-cell table:style-name="Default"/>
        </table:table-row>
        <table:table-row table:style-name="ro1">
          <table:table-cell office:value-type="string" calcext:value-type="string">
            <text:p>1000*250 data</text:p>
          </table:table-cell>
          <table:table-cell table:number-columns-repeated="2"/>
          <table:table-cell table:style-name="Default"/>
        </table:table-row>
        <table:table-row table:style-name="ro1">
          <table:table-cell office:value-type="string" calcext:value-type="string">
            <text:p>lambda</text:p>
          </table:table-cell>
          <table:table-cell office:value-type="string" calcext:value-type="string">
            <text:p>obj</text:p>
          </table:table-cell>
          <table:table-cell office:value-type="string" calcext:value-type="string">
            <text:p>sharpe ratio</text:p>
          </table:table-cell>
          <table:table-cell table:style-name="Default" office:value-type="string" calcext:value-type="string">
            <text:p>lambda*obj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-10.0553" calcext:value-type="float">
            <text:p>-10.0553</text:p>
          </table:table-cell>
          <table:table-cell office:value-type="float" office:value="6.22644" calcext:value-type="float">
            <text:p>6.22644</text:p>
          </table:table-cell>
          <table:table-cell table:formula="of:=[.A11]*[.B11]" office:value-type="float" office:value="-10.0553" calcext:value-type="float">
            <text:p>-10.0553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5.02766" calcext:value-type="float">
            <text:p>-5.02766</text:p>
          </table:table-cell>
          <table:table-cell office:value-type="float" office:value="6.22644" calcext:value-type="float">
            <text:p>6.22644</text:p>
          </table:table-cell>
          <table:table-cell table:formula="of:=[.A12]*[.B12]" office:value-type="float" office:value="-10.05532" calcext:value-type="float">
            <text:p>-10.0553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3.35177" calcext:value-type="float">
            <text:p>-3.35177</text:p>
          </table:table-cell>
          <table:table-cell office:value-type="float" office:value="6.22644" calcext:value-type="float">
            <text:p>6.22644</text:p>
          </table:table-cell>
          <table:table-cell table:formula="of:=[.A13]*[.B13]" office:value-type="float" office:value="-10.05531" calcext:value-type="float">
            <text:p>-10.0553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2.51383" calcext:value-type="float">
            <text:p>-2.51383</text:p>
          </table:table-cell>
          <table:table-cell office:value-type="float" office:value="6.22644" calcext:value-type="float">
            <text:p>6.22644</text:p>
          </table:table-cell>
          <table:table-cell table:formula="of:=[.A14]*[.B14]" office:value-type="float" office:value="-10.05532" calcext:value-type="float">
            <text:p>-10.055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2.01106" calcext:value-type="float">
            <text:p>-2.01106</text:p>
          </table:table-cell>
          <table:table-cell office:value-type="float" office:value="6.22644" calcext:value-type="float">
            <text:p>6.22644</text:p>
          </table:table-cell>
          <table:table-cell table:formula="of:=[.A15]*[.B15]" office:value-type="float" office:value="-10.0553" calcext:value-type="float">
            <text:p>-10.0553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12T21:12:58.245527472</meta:creation-date>
    <dc:date>2015-04-12T21:22:46.441189963</dc:date>
    <meta:editing-duration>P0D</meta:editing-duration>
    <meta:editing-cycles>1</meta:editing-cycles>
    <meta:document-statistic meta:table-count="1" meta:cell-count="50" meta:object-count="0"/>
    <meta:generator>LibreOffice/4.2.7.2$Linux_X86_64 LibreOffice_project/420m0$Build-2</meta:generator>
  </office:meta>
</office:document-meta>
</file>